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ead.setSpan( int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ead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ead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ead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ead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ad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ad.setVAlign( String v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ead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ad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ad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ad.setSpan( String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ead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ead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ead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ad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ead.TH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Head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ead.setCharOff( String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ead.setChar( String 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ead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ad.setCharOff( int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ead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ead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ad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ad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